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Marshaler.setNeedJavaIdentifiers( boolean needJavaIdentifi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arshaler.isJavaIdentifier( String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Marshaler.addNmsProperties( NormalizedMessage message , Message jms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arshaler.getSource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arshaler.isNeedJavaIdent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arshaler.shouldIncludeHeader( NormalizedMessage normalizedMessage ,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Marshaler.toNMS( NormalizedMessage normalizedMessage ,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arshaler.setSourceMarshaller( SourceMarshaler source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arshaler.createMessage( NormalizedMessage normalizedMessag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Marshaler.addJmsProperties( Message message , NormalizedMessage normalized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arshaler.JmsMarshaler( SourceMarshaler source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arshaler.Jms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arshaler.messageAsString(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